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2pt" fo:font-weight="bold" style:font-size-asian="12pt" style:font-weight-asian="bold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 3 – Matrizes (sala de aula)</text:p>
      <text:p text:style-name="P1"/>
      <text:p text:style-name="P1">Assunto:</text:p>
      <text:p text:style-name="P1"><text:tab/>Matrizes numéricas, funções, arquivo de cabeçalho</text:p>
      <text:p text:style-name="P1"/>
      <text:p text:style-name="P1"><text:span text:style-name="T1">Lembretes</text:span>:</text:p>
      <text:p text:style-name="P1"><text:tab/>Vetores precisam ter tamanho definido quando são declarados.</text:p>
      <text:p text:style-name="P1"><text:tab/>Cuidado para não ultrapassar o tamanho do vetor, ou seja, percorrer índices (ler) ou armazenar valores além do tamanho definido para o vetor.</text:p>
      <text:p text:style-name="P1"/>
      <text:p text:style-name="P6"/>
      <text:p text:style-name="P3">Indispensável: </text:p>
      <text:p text:style-name="P2"><text:tab/>Listar todos os exercícios como opções de um menu. Usar as funções gerar e mostrar vetor e criar funções no mesmo arquivo que está a main() para “chamar” as funções que representam cada um dos exercícios.</text:p>
      <text:p text:style-name="P4"/>
      <text:p text:style-name="P4"/>
      <text:p text:style-name="P4">1) Declarar uma matriz para armazenar o nome de cinco pessoas. Ler e armazenar esses nomes. Ler um caractere e contar quantos nomes possuem <text:s/>o caractere indicado.</text:p>
      <text:p text:style-name="P4"/>
      <text:p text:style-name="P4">2) Gerar uma matriz de caracteres de tamanho 10X31 (representando hipoteticamente 10 nomes com 30 caracteres de tamanho. Assim, cada linha da matriz é um nome). Gerar uma outra matriz copiando somente as vogais.</text:p>
      <text:p text:style-name="P4">Lembrar de finalizar cada linha copiada.</text:p>
      <text:p text:style-name="P4"/>
      <text:p text:style-name="P4">3) Criar uma matriz para armazenar o nome de dez cidades. Mostrar as cidades que iniciam com vogal.</text:p>
      <text:p text:style-name="P4"/>
      <text:p text:style-name="P4">4) Ler três nomes com até 50 caracteres. Armazená-los em uma matriz. Em seguida, verificar se há dois espaços sucessivos em branco retirá-los. Armazenar as strings sem espaços em branco consecutivos no mesma matriz. Atenção: É indispensável finalizar a string colocando '\0' como último caractere.</text:p>
      <text:p text:style-name="P4">Exemplo:</text:p>
      <text:p text:style-name="P4">Alunos <text:s text:c="4"/>de <text:s text:c="4"/>Computação</text:p>
      <text:p text:style-name="P4">Engenharia <text:s text:c="8"/>de <text:s text:c="4"/>Computação <text:s text:c="10"/>da UTFPR</text:p>
      <text:p text:style-name="P4">Engenharia, <text:s/>engenharia.</text:p>
      <text:p text:style-name="P4"/>
      <text:p text:style-name="P4">Resulta:</text:p>
      <text:p text:style-name="P4">Alunos de Computação</text:p>
      <text:p text:style-name="P4">Engenharia de Computação da UTFPR</text:p>
      <text:p text:style-name="P4">Engenharia, engenharia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atriz </meta:initial-creator>
    <meta:creation-date>2011-05-25T08:51:04.36</meta:creation-date>
    <dc:date>2012-09-10T15:27:29.42</dc:date>
    <dc:creator>Beatriz </dc:creator>
    <meta:editing-duration>PT05H19M05S</meta:editing-duration>
    <meta:editing-cycles>17</meta:editing-cycles>
    <meta:generator>BrOffice.org/3.2$Win32 OpenOffice.org_project/320m18$Build-9502</meta:generator>
    <meta:document-statistic meta:table-count="0" meta:image-count="0" meta:object-count="0" meta:page-count="1" meta:paragraph-count="21" meta:word-count="236" meta:character-count="1532"/>
  </office:meta>
</office:document-meta>
</file>